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ans-serif" style:font-family-generic="swiss"/>
    <style:font-face style:name="Courier New" svg:font-family="'Courier New'" style:font-family-generic="modern"/>
    <style:font-face style:name="Helvetica Neue" svg:font-family="'Helvetica Neue'"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family-generic="decorative"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erif" style:font-family-generic="roman"/>
    <style:font-face style:name="Times1" svg:font-family="Times" style:font-family-generic="roman"/>
  </office:font-face-decls>
  <office:automatic-styles>
    <style:style style:name="P1" style:family="paragraph" style:parent-style-name="Header_20__26__20_Footer">
      <style:paragraph-properties style:writing-mode="lr-tb"/>
    </style:style>
    <style:style style:name="P2" style:family="paragraph" style:parent-style-name="Text_20_body">
      <style:text-properties style:text-underline-style="none"/>
    </style:style>
    <style:style style:name="P3" style:family="paragraph" style:parent-style-name="Text_20_body">
      <style:text-properties style:text-underline-style="none" officeooo:paragraph-rsid="001c61e5"/>
    </style:style>
    <style:style style:name="P4" style:family="paragraph" style:parent-style-name="Text_20_body">
      <style:paragraph-properties fo:text-align="start" style:justify-single-word="false"/>
      <style:text-properties officeooo:paragraph-rsid="002379e6"/>
    </style:style>
    <style:style style:name="P5" style:family="paragraph" style:parent-style-name="Table_20_Heading">
      <style:paragraph-properties fo:text-align="start" style:justify-single-word="false"/>
      <style:text-properties officeooo:paragraph-rsid="0042debc"/>
    </style:style>
    <style:style style:name="P6" style:family="paragraph" style:parent-style-name="Text_20_body">
      <style:paragraph-properties fo:text-align="start" style:justify-single-word="false"/>
      <style:text-properties officeooo:paragraph-rsid="0042dee5"/>
    </style:style>
    <style:style style:name="P7" style:family="paragraph" style:parent-style-name="Text_20_body">
      <style:paragraph-properties fo:text-align="start" style:justify-single-word="false"/>
      <style:text-properties officeooo:paragraph-rsid="0045a445"/>
    </style:style>
    <style:style style:name="P8" style:family="paragraph" style:parent-style-name="Text_20_body">
      <style:paragraph-properties fo:text-align="start" style:justify-single-word="false"/>
      <style:text-properties officeooo:paragraph-rsid="007000c9"/>
    </style:style>
    <style:style style:name="P9" style:family="paragraph" style:parent-style-name="Text_20_body">
      <style:text-properties officeooo:paragraph-rsid="00404e26"/>
    </style:style>
    <style:style style:name="P10" style:family="paragraph" style:parent-style-name="Body">
      <style:text-properties officeooo:paragraph-rsid="005cfda8"/>
    </style:style>
    <style:style style:name="P11" style:family="paragraph" style:parent-style-name="Text_20_body">
      <style:text-properties officeooo:paragraph-rsid="0065ffe3"/>
    </style:style>
    <style:style style:name="P12" style:family="paragraph" style:parent-style-name="Text_20_body">
      <loext:graphic-properties draw:fill="none" draw:fill-color="#ffffff"/>
      <style:paragraph-properties fo:margin-left="0in" fo:margin-right="0in" fo:margin-top="0in" fo:margin-bottom="0.1in" style:contextual-spacing="false" style:line-height-at-least="0.1874in" fo:orphans="2" fo:widows="2" fo:text-indent="0in" style:auto-text-indent="false" fo:background-color="transparent"/>
      <style:text-properties fo:font-variant="normal" fo:text-transform="none" fo:color="#000000" loext:opacity="100%" style:font-name="Times" fo:font-size="14pt" fo:letter-spacing="normal" fo:font-style="normal" fo:font-weight="normal" officeooo:paragraph-rsid="00710673"/>
    </style:style>
    <style:style style:name="P13" style:family="paragraph" style:parent-style-name="Table_20_Heading" style:master-page-name="Standard">
      <style:paragraph-properties fo:text-align="start" style:justify-single-word="false" style:page-number="auto"/>
      <style:text-properties officeooo:paragraph-rsid="002202b4"/>
    </style:style>
    <style:style style:name="P14" style:family="paragraph" style:parent-style-name="Body" style:list-style-name="WW8Num1"/>
    <style:style style:name="P15" style:family="paragraph" style:parent-style-name="Body" style:list-style-name="WW8Num1">
      <style:text-properties officeooo:paragraph-rsid="001c61e5"/>
    </style:style>
    <style:style style:name="P16" style:family="paragraph" style:parent-style-name="Body" style:list-style-name="WW8Num1">
      <style:text-properties officeooo:paragraph-rsid="001d4365"/>
    </style:style>
    <style:style style:name="P17" style:family="paragraph" style:parent-style-name="Body" style:list-style-name="WW8Num1">
      <style:text-properties officeooo:paragraph-rsid="005cfda8"/>
    </style:style>
    <style:style style:name="P18" style:family="paragraph" style:parent-style-name="Body" style:list-style-name="WW8Num1">
      <style:text-properties style:text-underline-style="none"/>
    </style:style>
    <style:style style:name="P19" style:family="paragraph" style:parent-style-name="Heading_20_2">
      <style:text-properties officeooo:paragraph-rsid="00710673"/>
    </style:style>
    <style:style style:name="P20" style:family="paragraph" style:parent-style-name="Heading_20_2">
      <style:text-properties officeooo:paragraph-rsid="007000c9"/>
    </style:style>
    <style:style style:name="P21" style:family="paragraph" style:parent-style-name="Heading_20_2">
      <style:text-properties officeooo:paragraph-rsid="006ec945"/>
    </style:style>
    <style:style style:name="P22" style:family="paragraph" style:parent-style-name="Heading_20_3">
      <style:text-properties officeooo:paragraph-rsid="0045a445"/>
    </style:style>
    <style:style style:name="P23" style:family="paragraph" style:parent-style-name="Heading_20_3">
      <style:text-properties officeooo:paragraph-rsid="0047684f"/>
    </style:style>
    <style:style style:name="P24" style:family="paragraph" style:parent-style-name="Heading_20_3">
      <style:text-properties officeooo:paragraph-rsid="00404e26"/>
    </style:style>
    <style:style style:name="P25" style:family="paragraph" style:parent-style-name="Text_20_body" style:list-style-name="L1">
      <style:paragraph-properties fo:text-align="start" style:justify-single-word="false"/>
      <style:text-properties officeooo:paragraph-rsid="007000c9"/>
    </style:style>
    <style:style style:name="P26" style:family="paragraph" style:parent-style-name="Text_20_body" style:list-style-name="L1">
      <style:paragraph-properties fo:text-align="start" style:justify-single-word="false"/>
      <style:text-properties officeooo:paragraph-rsid="0042dee5"/>
    </style:style>
    <style:style style:name="P27" style:family="paragraph" style:parent-style-name="Text_20_body" style:list-style-name="L1">
      <style:paragraph-properties fo:text-align="start" style:justify-single-word="false"/>
      <style:text-properties officeooo:paragraph-rsid="006180c0"/>
    </style:style>
    <style:style style:name="P28" style:family="paragraph" style:parent-style-name="Text_20_body" style:list-style-name="WW8Num3">
      <style:paragraph-properties fo:text-align="start" style:justify-single-word="false"/>
      <style:text-properties officeooo:paragraph-rsid="00644776"/>
    </style:style>
    <style:style style:name="P29" style:family="paragraph" style:parent-style-name="Text_20_body" style:list-style-name="WW8Num3">
      <style:paragraph-properties fo:text-align="start" style:justify-single-word="false"/>
      <style:text-properties officeooo:paragraph-rsid="0053a370"/>
    </style:style>
    <style:style style:name="P30" style:family="paragraph" style:parent-style-name="Text_20_body" style:list-style-name="L2">
      <style:paragraph-properties fo:text-align="start" style:justify-single-word="false"/>
      <style:text-properties officeooo:paragraph-rsid="002379e6"/>
    </style:style>
    <style:style style:name="P31" style:family="paragraph" style:parent-style-name="Text_20_body" style:list-style-name="L2">
      <style:paragraph-properties fo:text-align="start" style:justify-single-word="false"/>
      <style:text-properties officeooo:paragraph-rsid="00413500"/>
    </style:style>
    <style:style style:name="P32" style:family="paragraph" style:parent-style-name="Text_20_body" style:list-style-name="L2">
      <style:paragraph-properties fo:text-align="start" style:justify-single-word="false"/>
      <style:text-properties officeooo:paragraph-rsid="00404e26"/>
    </style:style>
    <style:style style:name="T1" style:family="text">
      <style:text-properties fo:language="en" fo:country="US"/>
    </style:style>
    <style:style style:name="T2" style:family="text">
      <style:text-properties fo:language="en" fo:country="US" officeooo:rsid="003ee36a"/>
    </style:style>
    <style:style style:name="T3" style:family="text">
      <style:text-properties style:font-name="Times New Roman" fo:language="nl" fo:country="NL" style:font-name-complex="Times New Roman"/>
    </style:style>
    <style:style style:name="T4" style:family="text">
      <style:text-properties style:font-name="Times New Roman" fo:language="en" fo:country="US" style:font-name-complex="Times New Roman" style:text-emphasize="none"/>
    </style:style>
    <style:style style:name="T5" style:family="text">
      <style:text-properties style:font-name="Times New Roman" fo:language="en" fo:country="US" officeooo:rsid="00491f1d" style:font-name-complex="Times New Roman" style:text-emphasize="none"/>
    </style:style>
    <style:style style:name="T6" style:family="text">
      <style:text-properties style:font-name="Times New Roman" fo:language="en" fo:country="US" fo:font-style="italic" fo:font-weight="normal" officeooo:rsid="002202b4" style:font-style-asian="italic" style:font-weight-asian="normal" style:font-name-complex="Times New Roman" style:font-style-complex="italic" style:font-weight-complex="normal" style:text-emphasize="none"/>
    </style:style>
    <style:style style:name="T7" style:family="text">
      <style:text-properties style:font-name="Times New Roman" fo:language="en" fo:country="US" style:font-name-asian="Times New Roman" style:font-name-complex="Times New Roman"/>
    </style:style>
    <style:style style:name="T8" style:family="text">
      <style:text-properties style:font-name="Times New Roman" fo:language="en" fo:country="US" officeooo:rsid="007000c9" style:font-name-asian="Times New Roman" style:font-name-complex="Times New Roman"/>
    </style:style>
    <style:style style:name="T9" style:family="text">
      <style:text-properties style:font-name="Times New Roman" fo:language="en" fo:country="US" style:text-underline-style="none" style:font-name-asian="Times New Roman" style:font-name-complex="Times New Roman"/>
    </style:style>
    <style:style style:name="T10" style:family="text">
      <style:text-properties style:font-name="Times New Roman" style:font-name-complex="Times New Roman"/>
    </style:style>
    <style:style style:name="T11" style:family="text">
      <style:text-properties style:font-name="Times New Roman" fo:font-weight="normal" officeooo:rsid="000cdcb2" style:font-name-asian="Times New Roman" style:font-weight-asian="normal" style:font-name-complex="Times New Roman" style:font-weight-complex="normal"/>
    </style:style>
    <style:style style:name="T12" style:family="text">
      <style:text-properties style:font-name="Times New Roman" fo:font-style="italic" fo:font-weight="normal" officeooo:rsid="000cdcb2" style:font-name-asian="Times New Roman" style:font-style-asian="italic" style:font-weight-asian="normal" style:font-name-complex="Times New Roman" style:font-style-complex="italic" style:font-weight-complex="normal"/>
    </style:style>
    <style:style style:name="T13" style:family="text">
      <style:text-properties style:font-name="Times New Roman" fo:font-style="italic" fo:font-weight="normal" officeooo:rsid="00602bad" style:font-name-asian="Times New Roman" style:font-style-asian="italic" style:font-weight-asian="normal" style:font-name-complex="Times New Roman" style:font-style-complex="italic" style:font-weight-complex="normal"/>
    </style:style>
    <style:style style:name="T14" style:family="text">
      <style:text-properties style:font-name="Times New Roman" fo:font-style="italic" style:text-underline-style="none" fo:font-weight="bold" officeooo:rsid="005cdede" style:font-style-asian="italic" style:font-weight-asian="bold" style:font-name-complex="Times New Roman" style:font-style-complex="italic" style:font-weight-complex="bold"/>
    </style:style>
    <style:style style:name="T15" style:family="text">
      <style:text-properties style:font-name="Times New Roman" fo:font-style="italic" style:text-underline-style="none" fo:font-weight="bold" officeooo:rsid="0070af4d" style:font-style-asian="italic" style:font-weight-asian="bold" style:font-name-complex="Times New Roman" style:font-style-complex="italic" style:font-weight-complex="bold"/>
    </style:style>
    <style:style style:name="T16" style:family="text">
      <style:text-properties style:font-name="Times New Roman" style:font-name-asian="Times New Roman" style:font-name-complex="Times New Roman"/>
    </style:style>
    <style:style style:name="T17" style:family="text">
      <style:text-properties style:font-name="Times New Roman" officeooo:rsid="000cdcb2" style:font-name-asian="Times New Roman" style:font-name-complex="Times New Roman"/>
    </style:style>
    <style:style style:name="T18" style:family="text">
      <style:text-properties style:font-name="Times New Roman" officeooo:rsid="0050c951" style:font-name-asian="Times New Roman" style:font-name-complex="Times New Roman"/>
    </style:style>
    <style:style style:name="T19" style:family="text">
      <style:text-properties style:font-name="Times New Roman" officeooo:rsid="001f7cea" style:font-name-asian="Times New Roman" style:font-name-complex="Times New Roman"/>
    </style:style>
    <style:style style:name="T20" style:family="text">
      <style:text-properties style:font-name="Times New Roman" officeooo:rsid="002b959b" style:font-name-asian="Times New Roman" style:font-name-complex="Times New Roman"/>
    </style:style>
    <style:style style:name="T21" style:family="text">
      <style:text-properties style:font-name="Times New Roman" officeooo:rsid="006cf371" style:font-name-asian="Times New Roman" style:font-name-complex="Times New Roman"/>
    </style:style>
    <style:style style:name="T22" style:family="text">
      <style:text-properties style:font-name="Times New Roman" fo:font-size="14pt" fo:language="fr" fo:country="FR" fo:font-weight="normal" officeooo:rsid="000cdcb2" style:font-name-asian="Times New Roman" style:font-size-asian="14pt" style:font-weight-asian="normal" style:font-name-complex="Times New Roman" style:font-size-complex="14pt" style:font-weight-complex="normal"/>
    </style:style>
    <style:style style:name="T23" style:family="text">
      <style:text-properties style:font-name="Times New Roman" fo:font-size="14pt" fo:language="fr" fo:country="FR" fo:font-style="italic" fo:font-weight="normal" officeooo:rsid="000cdcb2" style:font-name-asian="Times New Roman" style:font-size-asian="14pt" style:font-style-asian="italic" style:font-weight-asian="normal" style:font-name-complex="Times New Roman" style:font-size-complex="14pt" style:font-style-complex="italic" style:font-weight-complex="normal"/>
    </style:style>
    <style:style style:name="T24" style:family="text">
      <style:text-properties fo:language="de" fo:country="DE"/>
    </style:style>
    <style:style style:name="T25" style:family="text">
      <style:text-properties fo:font-variant="normal" fo:text-transform="none" fo:color="#000000" loext:opacity="100%" style:font-name="Times New Roman1" fo:letter-spacing="normal" style:font-name-asian="Times New Roman1" style:font-name-complex="Times New Roman1"/>
    </style:style>
    <style:style style:name="T26" style:family="text">
      <style:text-properties fo:font-variant="normal" fo:text-transform="none" fo:color="#000000" loext:opacity="100%" style:font-name="Times New Roman1" fo:letter-spacing="normal" fo:language="en" fo:country="US" style:font-name-asian="Times New Roman1" style:font-name-complex="Times New Roman1"/>
    </style:style>
    <style:style style:name="T27" style:family="text">
      <style:text-properties fo:font-variant="normal" fo:text-transform="none" fo:color="#000000" loext:opacity="100%" style:font-name="Times New Roman1" fo:letter-spacing="normal" fo:language="en" fo:country="US" officeooo:rsid="006ec945" style:font-name-asian="Times New Roman1" style:font-name-complex="Times New Roman1"/>
    </style:style>
    <style:style style:name="T28" style:family="text">
      <style:text-properties fo:font-variant="normal" fo:text-transform="none" fo:color="#000000" loext:opacity="100%" style:font-name="Times New Roman1" fo:font-size="14pt" fo:letter-spacing="normal" style:font-name-asian="Times New Roman1" style:font-size-asian="14pt" style:font-name-complex="Times New Roman1" style:font-size-complex="14pt"/>
    </style:style>
    <style:style style:name="T29" style:family="text">
      <style:text-properties fo:font-variant="normal" fo:text-transform="none" fo:color="#000000" loext:opacity="100%" style:font-name="Times New Roman1" fo:font-size="14pt" fo:letter-spacing="normal" fo:language="en" fo:country="US" style:font-name-asian="Times New Roman1" style:font-size-asian="14pt" style:font-name-complex="Times New Roman1" style:font-size-complex="14pt"/>
    </style:style>
    <style:style style:name="T30" style:family="text">
      <style:text-properties fo:font-variant="normal" fo:text-transform="none" fo:color="#000000" loext:opacity="100%" style:font-name="Times New Roman1" fo:font-size="14pt" fo:letter-spacing="normal" fo:language="en" fo:country="US" style:text-underline-style="none" style:font-name-asian="Times New Roman1" style:font-size-asian="14pt" style:font-name-complex="Times New Roman1" style:font-size-complex="14pt"/>
    </style:style>
    <style:style style:name="T31" style:family="text">
      <style:text-properties fo:font-variant="normal" fo:text-transform="none" fo:color="#000000" loext:opacity="100%" style:font-name="Times New Roman1" fo:font-size="14pt" fo:letter-spacing="normal" fo:language="it" fo:country="IT" style:font-name-asian="Times New Roman1" style:font-size-asian="14pt" style:font-name-complex="Times New Roman1" style:font-size-complex="14pt"/>
    </style:style>
    <style:style style:name="T32" style:family="text">
      <style:text-properties fo:font-variant="normal" fo:text-transform="none" fo:color="#000000" loext:opacity="100%" style:font-name="Times New Roman1" fo:font-size="14pt" fo:letter-spacing="normal" fo:language="pt" fo:country="PT" style:font-name-asian="Times New Roman1" style:font-size-asian="14pt" style:font-name-complex="Times New Roman1" style:font-size-complex="14pt"/>
    </style:style>
    <style:style style:name="T33" style:family="text">
      <style:text-properties fo:font-variant="normal" fo:text-transform="none" fo:color="#000000" loext:opacity="100%" style:font-name="Times New Roman1" fo:font-size="14pt" fo:letter-spacing="normal" style:text-underline-style="none" style:font-name-asian="Times New Roman1" style:font-size-asian="14pt" style:font-name-complex="Times New Roman1" style:font-size-complex="14pt"/>
    </style:style>
    <style:style style:name="T34" style:family="text">
      <style:text-properties fo:font-variant="normal" fo:text-transform="none" fo:color="#000000" loext:opacity="100%" style:font-name="Times New Roman1" fo:font-size="14pt" fo:letter-spacing="normal" style:text-underline-style="none" officeooo:rsid="001c61e5" style:font-name-asian="Times New Roman1" style:font-size-asian="14pt" style:font-name-complex="Times New Roman1" style:font-size-complex="14pt"/>
    </style:style>
    <style:style style:name="T35" style:family="text">
      <style:text-properties fo:font-variant="normal" fo:text-transform="none" fo:color="#000000" loext:opacity="100%" fo:letter-spacing="normal"/>
    </style:style>
    <style:style style:name="T36" style:family="text">
      <style:text-properties fo:font-variant="normal" fo:text-transform="none" fo:color="#000000" loext:opacity="100%" fo:letter-spacing="normal" fo:language="en" fo:country="US"/>
    </style:style>
    <style:style style:name="T37" style:family="text">
      <style:text-properties fo:font-variant="normal" fo:text-transform="none" fo:color="#000000" loext:opacity="100%" fo:letter-spacing="normal" fo:language="en" fo:country="US" fo:font-style="italic" officeooo:rsid="005a65e6" style:font-style-asian="italic" style:font-style-complex="italic"/>
    </style:style>
    <style:style style:name="T38" style:family="text">
      <style:text-properties fo:font-variant="normal" fo:text-transform="none" fo:color="#000000" loext:opacity="100%" fo:letter-spacing="normal" fo:language="it" fo:country="IT"/>
    </style:style>
    <style:style style:name="T39" style:family="text">
      <style:text-properties fo:font-variant="normal" fo:text-transform="none" fo:color="#000000" loext:opacity="100%" style:font-name="Arial1" fo:letter-spacing="normal" fo:language="en" fo:country="US" style:font-name-asian="Arial1" style:font-name-complex="Arial1"/>
    </style:style>
    <style:style style:name="T40"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bold" officeooo:rsid="001c61e5"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41"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bold" officeooo:rsid="0027f6f4"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42"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bold" officeooo:rsid="00413500"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43" style:family="text">
      <style:text-properties fo:font-variant="normal" fo:text-transform="none" fo:color="#000000" loext:opacity="100%" style:text-outline="false" style:text-line-through-style="none" style:text-line-through-type="none" style:text-position="0% 100%" style:font-name="Times New Roman1" fo:font-size="12pt" fo:letter-spacing="normal" fo:language="en" fo:country="US" fo:font-style="normal" style:text-underline-style="none" fo:font-weight="normal" officeooo:rsid="00356720" style:letter-kerning="true" style:font-name-asian="Times New Roman1" style:font-size-asian="12pt" style:font-style-asian="normal" style:font-weight-asian="normal" style:font-name-complex="Times New Roman1" style:font-size-complex="12pt" style:font-style-complex="normal" style:font-weight-complex="normal" style:text-emphasize="none"/>
    </style:style>
    <style:style style:name="T44" style:family="text">
      <style:text-properties fo:font-variant="normal" fo:text-transform="none" fo:color="#000000" loext:opacity="100%" style:text-outline="false" style:text-line-through-style="none" style:text-line-through-type="none" style:text-position="0% 100%" style:font-name="Times New Roman1" fo:font-size="12pt" fo:letter-spacing="normal" fo:language="en" fo:country="US" fo:font-style="normal" style:text-underline-style="none" fo:font-weight="normal" officeooo:rsid="003e7ad3" style:letter-kerning="true" style:font-name-asian="Times New Roman1" style:font-size-asian="12pt" style:font-style-asian="normal" style:font-weight-asian="normal" style:font-name-complex="Times New Roman1" style:font-size-complex="12pt" style:font-style-complex="normal" style:font-weight-complex="normal" style:text-emphasize="none"/>
    </style:style>
    <style:style style:name="T45" style:family="text">
      <style:text-properties fo:font-variant="normal" fo:text-transform="none" fo:color="#000000" loext:opacity="100%" style:text-outline="false" style:text-line-through-style="none" style:text-line-through-type="none" style:text-position="0% 100%" style:font-name="Times New Roman1" fo:font-size="12pt" fo:letter-spacing="normal" fo:language="en" fo:country="US" fo:font-style="normal" style:text-underline-style="none" fo:font-weight="normal" officeooo:rsid="00413500" style:letter-kerning="true" style:font-name-asian="Times New Roman1" style:font-size-asian="12pt" style:font-style-asian="normal" style:font-weight-asian="normal" style:font-name-complex="Times New Roman1" style:font-size-complex="12pt" style:font-style-complex="normal" style:font-weight-complex="normal" style:text-emphasize="none"/>
    </style:style>
    <style:style style:name="T46"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1d4365"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style>
    <style:style style:name="T47" style:family="text">
      <style:text-properties fo:font-variant="normal" fo:text-transform="none" fo:color="#000000" loext:opacity="100%" style:text-outline="false" style:text-line-through-style="none" style:text-line-through-type="none" style:text-position="0% 100%" style:font-name="Times New Roman" fo:font-size="12pt" fo:letter-spacing="normal" fo:font-style="normal" style:text-underline-style="none" fo:font-weight="normal" officeooo:rsid="001d4365"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style>
    <style:style style:name="T48"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normal" officeooo:rsid="000cdcb2" style:letter-kerning="true" style:font-name-asian="Times New Roman" style:font-size-asian="14pt" style:font-style-asian="normal" style:font-weight-asian="normal" style:font-name-complex="Times New Roman" style:font-size-complex="14pt" style:font-style-complex="normal" style:font-weight-complex="normal" style:text-emphasize="none"/>
    </style:style>
    <style:style style:name="T49"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italic" style:text-underline-style="none" fo:font-weight="normal" officeooo:rsid="000cdcb2" style:letter-kerning="true" style:font-name-asian="Times New Roman" style:font-size-asian="14pt" style:font-style-asian="italic" style:font-weight-asian="normal" style:font-name-complex="Times New Roman" style:font-size-complex="14pt" style:font-style-complex="italic" style:font-weight-complex="normal" style:text-emphasize="none"/>
    </style:style>
    <style:style style:name="T50" style:family="text">
      <style:text-properties fo:font-variant="normal" fo:text-transform="none" fo:color="#000000" loext:opacity="100%" style:font-name="Times New Roman" fo:font-size="14pt" fo:letter-spacing="normal" style:text-underline-style="none" fo:font-weight="normal" officeooo:rsid="000cdcb2" style:font-name-asian="Times New Roman" style:font-size-asian="14pt" style:font-weight-asian="normal" style:font-name-complex="Times New Roman" style:font-size-complex="14pt" style:font-weight-complex="normal"/>
    </style:style>
    <style:style style:name="T51" style:family="text">
      <style:text-properties fo:font-variant="normal" fo:text-transform="none" fo:color="#000000" loext:opacity="100%" style:font-name="Times New Roman" fo:font-size="14pt" fo:letter-spacing="normal" fo:font-style="italic" style:text-underline-style="none" fo:font-weight="normal" officeooo:rsid="000cdcb2" style:font-name-asian="Times New Roman" style:font-size-asian="14pt" style:font-style-asian="italic" style:font-weight-asian="normal" style:font-name-complex="Times New Roman" style:font-size-complex="14pt" style:font-style-complex="italic" style:font-weight-complex="normal"/>
    </style:style>
    <style:style style:name="T52" style:family="text">
      <style:text-properties fo:font-variant="normal" fo:text-transform="none" fo:color="#000000" loext:opacity="100%" style:font-name="Times New Roman" fo:font-size="14pt" fo:letter-spacing="normal" fo:font-style="italic" fo:font-weight="normal" officeooo:rsid="000cdcb2" style:font-name-asian="Times New Roman" style:font-size-asian="14pt" style:font-style-asian="italic" style:font-weight-asian="normal" style:font-name-complex="Times New Roman" style:font-size-complex="14pt" style:font-style-complex="italic" style:font-weight-complex="normal"/>
    </style:style>
    <style:style style:name="T53" style:family="text">
      <style:text-properties fo:font-variant="normal" fo:text-transform="none" fo:color="#000000" loext:opacity="100%" style:font-name="Times New Roman" fo:font-size="14pt" fo:letter-spacing="normal" fo:font-weight="normal" officeooo:rsid="000cdcb2" style:font-name-asian="Times New Roman" style:font-size-asian="14pt" style:font-weight-asian="normal" style:font-name-complex="Times New Roman" style:font-size-complex="14pt" style:font-weight-complex="normal"/>
    </style:style>
    <style:style style:name="T54" style:family="text">
      <style:text-properties fo:font-variant="normal" fo:text-transform="none" fo:color="#000000" loext:opacity="100%" style:text-line-through-style="none" style:text-line-through-type="none" style:font-name="Times" fo:letter-spacing="normal" fo:language="en" fo:country="US" fo:font-style="italic" style:text-underline-style="none" officeooo:rsid="003dcea8" style:text-blinking="false" style:font-name-asian="Times New Roman" style:font-style-asian="italic" style:font-name-complex="Times New Roman" style:font-style-complex="italic"/>
    </style:style>
    <style:style style:name="T55" style:family="text">
      <style:text-properties fo:font-variant="normal" fo:text-transform="none" fo:color="#000000" loext:opacity="100%" style:text-line-through-style="none" style:text-line-through-type="none" style:font-name="Times" fo:letter-spacing="normal" fo:language="en" fo:country="US" fo:font-style="italic" style:text-underline-style="none" officeooo:rsid="007000c9" style:text-blinking="false" style:font-name-asian="Times New Roman" style:font-style-asian="italic" style:font-name-complex="Times New Roman" style:font-style-complex="italic"/>
    </style:style>
    <style:style style:name="T56" style:family="text">
      <style:text-properties fo:font-variant="normal" fo:text-transform="none" fo:color="#000000" loext:opacity="100%" style:text-line-through-style="none" style:text-line-through-type="none" style:font-name="Times" fo:letter-spacing="normal" fo:language="en" fo:country="US" fo:font-style="italic" style:text-underline-style="none" officeooo:rsid="00710673" style:text-blinking="false" style:font-name-asian="Times New Roman" style:font-style-asian="italic" style:font-name-complex="Times New Roman" style:font-style-complex="italic"/>
    </style:style>
    <style:style style:name="T57" style:family="text">
      <style:text-properties style:font-name="Times New Roman1" fo:font-size="14pt" fo:language="en" fo:country="US" style:font-name-asian="Times New Roman1" style:font-size-asian="14pt" style:font-name-complex="Times New Roman1" style:font-size-complex="14pt"/>
    </style:style>
    <style:style style:name="T58" style:family="text">
      <style:text-properties style:font-name="Times New Roman1" fo:font-size="14pt" fo:language="fr" fo:country="FR" style:font-name-asian="Times New Roman1" style:font-size-asian="14pt" style:font-name-complex="Times New Roman1" style:font-size-complex="14pt"/>
    </style:style>
    <style:style style:name="T59" style:family="text">
      <style:text-properties fo:language="pt" fo:country="PT"/>
    </style:style>
    <style:style style:name="T60" style:family="text">
      <style:text-properties fo:language="fr" fo:country="FR"/>
    </style:style>
    <style:style style:name="T61" style:family="text">
      <style:text-properties style:text-underline-style="none"/>
    </style:style>
    <style:style style:name="T62" style:family="text">
      <style:text-properties style:text-underline-style="none" officeooo:rsid="001d4365"/>
    </style:style>
    <style:style style:name="T63" style:family="text">
      <style:text-properties fo:color="#000000" loext:opacity="100%" fo:language="de" fo:country="DE" fo:font-style="italic" style:text-underline-style="none" fo:font-weight="normal" officeooo:rsid="002202b4" style:font-style-asian="italic" style:font-weight-asian="normal" style:font-style-complex="italic" style:font-weight-complex="normal"/>
    </style:style>
    <style:style style:name="T64" style:family="text">
      <style:text-properties fo:color="#342a06" loext:opacity="100%" style:font-name="Courier New" fo:font-size="10pt" fo:background-color="#efefef" loext:char-shading-value="0" style:font-size-asian="10pt" style:font-name-complex="Courier New" style:font-size-complex="10pt"/>
    </style:style>
    <style:style style:name="T65" style:family="text">
      <style:text-properties fo:color="#342a06" loext:opacity="100%" style:font-name="Courier New" fo:font-size="10pt" officeooo:rsid="007000c9" fo:background-color="#efefef" loext:char-shading-value="0" style:font-size-asian="10pt" style:font-name-complex="Courier New" style:font-size-complex="10pt"/>
    </style:style>
    <style:style style:name="T66" style:family="text">
      <style:text-properties fo:color="#342a06" loext:opacity="100%" style:font-name="Courier New" fo:font-size="10pt" fo:font-weight="normal" officeooo:rsid="006180c0" fo:background-color="#efefef" loext:char-shading-value="0" style:font-size-asian="10pt" style:font-weight-asian="normal" style:font-name-complex="Courier New" style:font-size-complex="10pt" style:font-weight-complex="normal"/>
    </style:style>
    <style:style style:name="T67" style:family="text">
      <style:text-properties officeooo:rsid="000b506f"/>
    </style:style>
    <style:style style:name="T68" style:family="text">
      <style:text-properties fo:color="#008000" loext:opacity="100%" style:font-name="Courier New" fo:font-size="9pt" fo:font-weight="bold" fo:background-color="#efefef" loext:char-shading-value="0" style:font-size-asian="9pt" style:font-weight-asian="bold" style:font-name-complex="Courier New"/>
    </style:style>
    <style:style style:name="T69" style:family="text">
      <style:text-properties officeooo:rsid="001f7cea"/>
    </style:style>
    <style:style style:name="T70" style:family="text">
      <style:text-properties officeooo:rsid="006180c0"/>
    </style:style>
    <style:style style:name="T71" style:family="text">
      <style:text-properties fo:font-weight="normal" style:font-weight-asian="normal" style:font-weight-complex="normal"/>
    </style:style>
    <style:style style:name="T72" style:family="text">
      <style:text-properties officeooo:rsid="007000c9"/>
    </style:style>
    <style:style style:name="T73" style:family="text">
      <style:text-properties officeooo:rsid="003af31a"/>
    </style:style>
    <style:style style:name="T74" style:family="text">
      <style:text-properties officeooo:rsid="003b219a"/>
    </style:style>
    <style:style style:name="T75" style:family="text">
      <style:text-properties officeooo:rsid="00716397"/>
    </style:style>
    <style:style style:name="T76" style:family="text">
      <style:text-properties officeooo:rsid="0072f48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4">Chadwick </text:span><text:span text:style-name="T5">Timbric</text:span><text:span text:style-name="None"><text:span text:style-name="T6"> </text:span></text:span><text:span text:style-name="Internet_20_link"><text:span text:style-name="T14">(</text:span></text:span><text:span text:style-name="Internet_20_link"><text:span text:style-name="T15">tiffany</text:span></text:span><text:span text:style-name="Internet_20_link"><text:span text:style-name="T14">timbric@gmail.com)</text:span></text:span></text:p>
      <text:p text:style-name="P5"><text:span text:style-name="None"><text:span text:style-name="T10">Enterprise Backend Software Developer</text:span></text:span></text:p>
      <text:p text:style-name="P5"><text:span text:style-name="Hyperlink.0"><text:span text:style-name="T63"/></text:span></text:p>
      <text:h text:style-name="Heading_20_2" text:outline-level="2"><text:span text:style-name="None"><text:span text:style-name="T3">Overview</text:span></text:span></text:h>
      <text:p text:style-name="P11"><text:span text:style-name="None"><text:span text:style-name="T2">A senior enterprise backend software developer passionate about great code. <text:s/>I write mission-critical system backends across many business domains, financial, transportation, telecommunications, e-commerce, defense, etc. <text:s/>Starting at Sun Microsystems, Inc. I assisted their clients in system architectura and methodology, but especially in JEE code quality.</text:span></text:span></text:p>
      <text:p text:style-name="P11">Recently atAmtrak, PayPal, Tendril, Charter Communications, JDA Software Group, I coded Web Services and large data processing optimizing read response time and scalability (#of concurrent requests/second).</text:p>
      <text:p text:style-name="Text_20_body"><text:span text:style-name="None"/></text:p>
      <text:h text:style-name="P19" text:outline-level="2"><text:span text:style-name="None"><text:span text:style-name="T54">10k ft. View</text:span></text:span><text:span text:style-name="None"><text:span text:style-name="T55"> of </text:span></text:span><text:span text:style-name="None"><text:span text:style-name="T56">Chadwick’s</text:span></text:span><text:span text:style-name="None"><text:span text:style-name="T55"> Consciousness</text:span></text:span></text:h>
      <text:p text:style-name="P12">I designed and coded application and persistence systems for JDA Software Group, Tendril, Etilize, Packexpo, and others which handled large databases requiring Map Reduce / Hadoop + Pig Scripts, Cassandra NoSQL per-instances caching, pre-Cassandra custom caching for RedPrairie, distributed file systems, Table Sharding, Master-Slave read-write DB separation for horizontally scalable read operations, MemSql single threaded multi-instances in-memory NoSql'y equivalent scaling with RDB ACID + Atomic immediate consistency constraints, Reactive eXtentions (RxJava <text:span text:style-name="T73">+ </text:span><text:span text:style-name="T74">Flow</text:span>) Event driven design, and functional programming + Java Streams with Virtual Threads to fully utilize multi-core hardware, in-memory pre/post IO-bound data encryption (Lzop) enabling large data transfer, daily summary table updates enabling fast reads of enormous data tables, materialized views, PostgreSQL data integrity constraints, Quantum computer attack resistant data pre/post network encryption, etc.</text:p>
      <text:p text:style-name="P12">In other words, I have designed and coded/implemented core foundational system<text:span text:style-name="T76">s</text:span> for premiere corporate and DOD companies with example-ready code quality. I attempt to write correct and aesthetic code. Things like <text:span text:style-name="T74">rx-backpressure, </text:span>network bulkheads (configurable retries + circuit breakers), client-side load balancing (Ribbon from Netflix), Scala, Kotlin, Mosh (mobile shell - https://mosh.org), Fish Shell (mobile shell – <text:a xlink:type="simple" xlink:href="https://fishshell.com/" text:style-name="Internet_20_link" text:visited-style-name="Visited_20_Internet_20_Link">https://fishshell.com</text:a>), <text:span text:style-name="T75">etc.</text:span> excite me.</text:p>
      <text:p text:style-name="P12"/>
      <text:h text:style-name="P19" text:outline-level="2"><text:span text:style-name="None"><text:span text:style-name="T8">Enterprise Software Architecture</text:span></text:span></text:h>
      <text:list xml:id="list767185358" text:style-name="L1">
        <text:list-item>
          <text:p text:style-name="P25"><text:span text:style-name="T72">The C4 Model – Context, Containers, Components, Code</text:span>: <text:a xlink:type="simple" xlink:href="https://github.com/chadwickboggs/fsm" text:style-name="Internet_20_link" text:visited-style-name="Visited_20_Internet_20_Link"><text:span text:style-name="Internet_20_link"><text:span text:style-name="T64">https://</text:span></text:span><text:span text:style-name="Internet_20_link"><text:span text:style-name="T65">c4model</text:span></text:span><text:span text:style-name="Internet_20_link"><text:span text:style-name="T64">.com</text:span></text:span></text:a></text:p>
        </text:list-item>
      </text:list>
      <text:p text:style-name="P8"><text:span text:style-name="Internet_20_link"><text:span text:style-name="T64"/></text:span></text:p>
      <text:h text:style-name="P20" text:outline-level="2"><text:span text:style-name="None"><text:span text:style-name="T7">Coding </text:span></text:span><text:span text:style-name="None"><text:span text:style-name="T9">Examples</text:span></text:span></text:h>
      <text:list text:continue-numbering="true" text:style-name="L1">
        <text:list-item>
          <text:p text:style-name="P26">Finite State Machine: <text:a xlink:type="simple" xlink:href="https://github.com/chadwickboggs/fsm" text:style-name="Internet_20_link" text:visited-style-name="Visited_20_Internet_20_Link"><text:span text:style-name="Internet_20_link"><text:span text:style-name="T64">https://github.com/chadwickboggs/fsm</text:span></text:span></text:a></text:p>
        </text:list-item>
        <text:list-item>
          <text:p text:style-name="P26"><text:soft-page-break/>Crypto<text:span text:style-name="T67">graphy: </text:span><text:a xlink:type="simple" xlink:href="https://github.com/chadwickboggs/crypto" text:style-name="Internet_20_link" text:visited-style-name="Visited_20_Internet_20_Link"><text:span text:style-name="Internet_20_link"><text:span text:style-name="T64">https://github.com/chadwickboggs/crypto</text:span></text:span></text:a></text:p>
        </text:list-item>
        <text:list-item>
          <text:p text:style-name="P27"><text:span text:style-name="T70">Spring Boot</text:span>:<text:span text:style-name="T71"> </text:span><text:a xlink:type="simple" xlink:href="https://github.com/chadwickboggs/xchange" text:style-name="Internet_20_link" text:visited-style-name="Visited_20_Internet_20_Link"><text:span text:style-name="Internet_20_link"><text:span text:style-name="T66">https://github.com/chadwickboggs/xchange</text:span></text:span></text:a></text:p>
        </text:list-item>
      </text:list>
      <text:p text:style-name="P6"><text:span text:style-name="T68"/></text:p>
      <text:h text:style-name="P21" text:outline-level="2"><text:span text:style-name="None"><text:span text:style-name="T27">Professional Experience</text:span></text:span></text:h>
      <text:h text:style-name="P22" text:outline-level="3"><text:span text:style-name="None"><text:span text:style-name="T17">2</text:span></text:span><text:span text:style-name="None"><text:span text:style-name="T16">/202</text:span></text:span><text:span text:style-name="None"><text:span text:style-name="T18">3</text:span></text:span><text:span text:style-name="None"><text:span text:style-name="T16"> – </text:span></text:span><text:span text:style-name="None"><text:span text:style-name="T17">4</text:span></text:span><text:span text:style-name="None"><text:span text:style-name="T16">/202</text:span></text:span><text:span text:style-name="None"><text:span text:style-name="T17">4</text:span></text:span><text:span text:style-name="None"><text:span text:style-name="T16"> Software </text:span></text:span><text:span text:style-name="None"><text:span text:style-name="T17">Developer</text:span></text:span><text:span text:style-name="None"><text:span text:style-name="T16">, </text:span></text:span><text:span text:style-name="None"><text:span text:style-name="T17">Amtrak</text:span></text:span><text:span text:style-name="None"><text:span text:style-name="T11"> </text:span></text:span><text:span text:style-name="None"><text:span text:style-name="T12">(consul</text:span></text:span><text:span text:style-name="None"><text:span text:style-name="T13">t</text:span></text:span><text:span text:style-name="None"><text:span text:style-name="T12">ing)</text:span></text:span></text:h>
      <text:list text:style-name="WW8Num3">
        <text:list-item>
          <text:p text:style-name="P28"><text:span text:style-name="None"><text:span text:style-name="T16">Primary </text:span></text:span><text:span text:style-name="None"><text:span text:style-name="T21">code</text:span></text:span><text:span text:style-name="None"><text:span text:style-name="T16"> author </text:span></text:span><text:span text:style-name="None"><text:span text:style-name="T20">(30k+ lines of code) </text:span></text:span><text:span text:style-name="None"><text:span text:style-name="T16">of their AWS rewrite of their entire outbound email system for customer purchase</text:span></text:span><text:span text:style-name="None"><text:span text:style-name="T19">s</text:span></text:span><text:span text:style-name="None"><text:span text:style-name="T16"> including trip information and sales receipts. <text:s/></text:span></text:span>Sales receipts and trip information listings <text:span text:style-name="T69">for</text:span> all Amtrak trips, <text:span text:style-name="T69">with </text:span>add-ons, <text:span text:style-name="T69">and </text:span>purchase types, <text:span text:style-name="T69">across </text:span>all Amtrak stations, passenger classes, and third-party carrie<text:span text:style-name="T69">r</text:span>s.</text:p>
        </text:list-item>
        <text:list-item>
          <text:p text:style-name="P29">Features included the handling of and processing scale for all Amtrak customer purchases, the publishing of business metric, system metric for observability, error / failure alerting, meaningful trace, debug, info, warn, and error logging with security and PII protection.</text:p>
        </text:list-item>
        <text:list-item>
          <text:p text:style-name="P29"><text:span text:style-name="None"><text:span text:style-name="T16">Technolgies included AWS (Cloud Formation, Lambda, Event Bridge, SQS, S3), Immutables.org Java Beans, REST, JSON + FasterXML Jackson, HttpClient, environment specific configuration, environment variables, Java 11, Maven.</text:span></text:span></text:p>
        </text:list-item>
      </text:list>
      <text:p text:style-name="P7"><text:span text:style-name="None"><text:span text:style-name="T16"/></text:span></text:p>
      <text:h text:style-name="P22" text:outline-level="3"><text:span text:style-name="None"><text:span text:style-name="T42">6/</text:span></text:span><text:span text:style-name="None"><text:span text:style-name="T41">202</text:span></text:span><text:span text:style-name="None"><text:span text:style-name="T42">2</text:span></text:span><text:span text:style-name="None"><text:span text:style-name="T41"> – </text:span></text:span><text:span text:style-name="None"><text:span text:style-name="T42">1</text:span></text:span><text:span text:style-name="None"><text:span text:style-name="T41">/202</text:span></text:span><text:span text:style-name="None"><text:span text:style-name="T42">3</text:span></text:span><text:span text:style-name="None"><text:span text:style-name="T41"> </text:span></text:span><text:span text:style-name="None"><text:span text:style-name="T42">Senior </text:span></text:span><text:span text:style-name="None"><text:span text:style-name="T41">Software </text:span></text:span><text:span text:style-name="None"><text:span text:style-name="T42">Engineer</text:span></text:span><text:span text:style-name="None"><text:span text:style-name="T41">, </text:span></text:span><text:span text:style-name="None"><text:span text:style-name="T42">Global Healthcare Exchange (GHX)</text:span></text:span></text:h>
      <text:list xml:id="list3806809370" text:style-name="L2">
        <text:list-item>
          <text:p text:style-name="P30"><text:span text:style-name="None"><text:span text:style-name="T45">Lead team authoring software connecting hospital ERP and medical equipment purchasing systems to GHX</text:span></text:span><text:span text:style-name="None"><text:span text:style-name="T43">.</text:span></text:span></text:p>
        </text:list-item>
        <text:list-item>
          <text:p text:style-name="P31"><text:span text:style-name="None"><text:span text:style-name="T45">Used AWS EC2, SQS, S3, and Lambdas, Java, Oracle.</text:span></text:span></text:p>
        </text:list-item>
        <text:list-item>
          <text:p text:style-name="P31"><text:span text:style-name="None"><text:span text:style-name="T45">Web Services, FTP, sFTP, HTTP(S), JSON serialization/deserialization, SQL.</text:span></text:span></text:p>
        </text:list-item>
        <text:list-item>
          <text:p text:style-name="P31"><text:span text:style-name="None"><text:span text:style-name="T45">Deployed in 100’s of customer data centers, two week release cadence w/ prod deploy.</text:span></text:span></text:p>
        </text:list-item>
      </text:list>
      <text:p text:style-name="P4"><text:span text:style-name="None"><text:span text:style-name="T43"/></text:span></text:p>
      <text:h text:style-name="P23" text:outline-level="3"><text:span text:style-name="None"><text:span text:style-name="T41">2020 – 5/2022 Software Developer, PayPal w/ TCS</text:span></text:span><text:span text:style-name="None"><text:span text:style-name="T48"> </text:span></text:span><text:span text:style-name="None"><text:span text:style-name="T49">(consuling)</text:span></text:span></text:h>
      <text:list text:continue-numbering="true" text:style-name="L2">
        <text:list-item>
          <text:p text:style-name="P32"><text:span text:style-name="None"><text:span text:style-name="T43">Implemented direct deposit signup services in Spring Boot.</text:span></text:span></text:p>
        </text:list-item>
        <text:list-item>
          <text:p text:style-name="P32"><text:span text:style-name="None"><text:span text:style-name="T43">Implemented account bank migrations, bank change, for all PayPal accounts in Spring Batch.</text:span></text:span></text:p>
        </text:list-item>
      </text:list>
      <text:h text:style-name="P24" text:outline-level="3"><text:span text:style-name="None"><text:span text:style-name="T43">Maintained and implemented feature enhancements to a batch merchan</text:span></text:span><text:span text:style-name="None"><text:span text:style-name="T44">t</text:span></text:span><text:span text:style-name="None"><text:span text:style-name="T43"> report generation system.</text:span></text:span></text:h>
      <text:p text:style-name="P9"><text:span text:style-name="None"><text:span text:style-name="T43"/></text:span></text:p>
      <text:h text:style-name="P23" text:outline-level="3"><text:span text:style-name="None"><text:span text:style-name="T40">1</text:span></text:span><text:span text:style-name="None"><text:span text:style-name="T33">/1</text:span></text:span><text:span text:style-name="None"><text:span text:style-name="T34">0</text:span></text:span><text:span text:style-name="None"><text:span text:style-name="T33">/201</text:span></text:span><text:span text:style-name="None"><text:span text:style-name="T40">9</text:span></text:span><text:span text:style-name="None"><text:span text:style-name="T33">-</text:span></text:span><text:span text:style-name="None"><text:span text:style-name="T40">10</text:span></text:span><text:span text:style-name="None"><text:span text:style-name="T30">/1/</text:span></text:span><text:span text:style-name="None"><text:span text:style-name="T33">201</text:span></text:span><text:span text:style-name="None"><text:span text:style-name="T40">9</text:span></text:span><text:span text:style-name="None"><text:span text:style-name="T30"> Software Engineer</text:span></text:span><text:span text:style-name="None"><text:span text:style-name="T33">, </text:span></text:span><text:span text:style-name="None"><text:span text:style-name="T34">Arris/</text:span></text:span><text:span text:style-name="None"><text:span text:style-name="T33">Com</text:span></text:span><text:span text:style-name="None"><text:span text:style-name="T40">mscope</text:span></text:span><text:span text:style-name="None"><text:span text:style-name="T48"> </text:span></text:span><text:span text:style-name="None"><text:span text:style-name="T49">(consuling)</text:span></text:span></text:h>
      <text:list xml:id="list2210191269" text:style-name="WW8Num1">
        <text:list-item>
          <text:list>
            <text:list-item>
              <text:p text:style-name="P15"><text:span text:style-name="T46">Updated the video catalog and merchandising backend originally authored by Motorola for Bouygues Telecom, France</text:span><text:span text:style-name="T61">.</text:span></text:p>
            </text:list-item>
            <text:list-item>
              <text:p text:style-name="P16"><text:span text:style-name="T62">Java EE, Wild</text:span><text:span text:style-name="T47">F</text:span><text:span text:style-name="T62">ly, Glass</text:span><text:span text:style-name="T47">F</text:span><text:span text:style-name="T62">ish, Web</text:span><text:span text:style-name="T47">S</text:span><text:span text:style-name="T62">phere, REST, Wiremock, Mockito, Postman, Wireshark.</text:span></text:p>
            </text:list-item>
          </text:list>
        </text:list-item>
      </text:list>
      <text:p text:style-name="P3"/>
      <text:h text:style-name="P23" text:outline-level="3"><text:soft-page-break/><text:span text:style-name="None"><text:span text:style-name="T30">1</text:span></text:span><text:span text:style-name="None"><text:span text:style-name="T33">/1/201</text:span></text:span><text:span text:style-name="None"><text:span text:style-name="T30">8</text:span></text:span><text:span text:style-name="None"><text:span text:style-name="T33">-</text:span></text:span><text:span text:style-name="None"><text:span text:style-name="T30">4/1/</text:span></text:span><text:span text:style-name="None"><text:span text:style-name="T33">201</text:span></text:span><text:span text:style-name="None"><text:span text:style-name="T30">8 Software Engineer</text:span></text:span><text:span text:style-name="None"><text:span text:style-name="T33">, Comcast, Corp.</text:span></text:span><text:span text:style-name="None"><text:span text:style-name="T50"> </text:span></text:span><text:span text:style-name="None"><text:span text:style-name="T51">(consuling)</text:span></text:span></text:h>
      <text:list xml:id="list135951131713575" text:continue-numbering="true" text:style-name="WW8Num1">
        <text:list-item>
          <text:list>
            <text:list-item>
              <text:p text:style-name="P18"><text:span text:style-name="T1">Updated one Java system to Docker/Kubernetes,</text:span><text:span text:style-name="T59"> Java </text:span><text:span text:style-name="T1">11</text:span>, <text:span text:style-name="T1">Cucumber, Reactive Extensions, Git</text:span>.</text:p>
            </text:list-item>
          </text:list>
        </text:list-item>
      </text:list>
      <text:p text:style-name="P2"/>
      <text:h text:style-name="P23" text:outline-level="3"><text:span text:style-name="None"><text:span text:style-name="T57">1/4/2016-12/31/2017 Software Engineer</text:span></text:span><text:span text:style-name="None"><text:span text:style-name="T58">, Charter Communications.</text:span></text:span><text:span text:style-name="None"><text:span text:style-name="T22"> </text:span></text:span><text:span text:style-name="None"><text:span text:style-name="T23">(consuling)</text:span></text:span></text:h>
      <text:list xml:id="list135950029997926" text:continue-numbering="true" text:style-name="WW8Num1">
        <text:list-item>
          <text:list>
            <text:list-item>
              <text:p text:style-name="P14"><text:span text:style-name="T1">Maintained 100+ Java micro-services, added new micro-services all in</text:span><text:span text:style-name="T24"> Amazon Web Services</text:span><text:span text:style-name="T1">.</text:span></text:p>
            </text:list-item>
            <text:list-item>
              <text:p text:style-name="P14"><text:span text:style-name="T60">Linux, Netflix OSS, Cassandra NoSQL, </text:span><text:span text:style-name="T1">Reactive Extensions, Java 8, SQS, SNS, S3, EC2, Active MQ, Mongo, Git, Spring</text:span>.</text:p>
            </text:list-item>
          </text:list>
        </text:list-item>
      </text:list>
      <text:p text:style-name="Text_20_body"/>
      <text:h text:style-name="P23" text:outline-level="3"><text:span text:style-name="None"><text:span text:style-name="T29">9/1/2014-2015 Software Engineer</text:span></text:span><text:span text:style-name="None"><text:span text:style-name="T28">, Comcast, Corp.</text:span></text:span><text:span text:style-name="None"><text:span text:style-name="T53"> </text:span></text:span><text:span text:style-name="None"><text:span text:style-name="T52">(consuling)</text:span></text:span></text:h>
      <text:list xml:id="list135950160598484" text:continue-numbering="true" text:style-name="WW8Num1">
        <text:list-item>
          <text:list>
            <text:list-item>
              <text:p text:style-name="P14"><text:span text:style-name="T1">Designed and built</text:span> <text:span text:style-name="T1">“</text:span>RxJDBC<text:span text:style-name="T1">,” a Reactive Extension, RabbitMQ Message Oriented Middleware (MOM) front to an Oracle database as part of the Resiliency Project, Java, Git</text:span>.</text:p>
            </text:list-item>
          </text:list>
        </text:list-item>
      </text:list>
      <text:p text:style-name="Text_20_body"/>
      <text:h text:style-name="Heading_20_3" text:outline-level="3"><text:bookmark text:name="_DdeLink__417_1509657990"/><text:span text:style-name="None"><text:span text:style-name="T28">2</text:span></text:span><text:span text:style-name="None"><text:span text:style-name="T29">/1/2014-5/1/2014 Software Engineer</text:span></text:span><text:span text:style-name="None"><text:span text:style-name="T28">, Tendril, Inc.</text:span></text:span></text:h>
      <text:list xml:id="list135949701649812" text:continue-numbering="true" text:style-name="WW8Num1">
        <text:list-item>
          <text:list>
            <text:list-item>
              <text:p text:style-name="P14"><text:span text:style-name="None"><text:span text:style-name="T36">Back-end dev-ops programmer on SOA Finagle+Protobuf+Cloud Java/Scala micro-services</text:span></text:span><text:span text:style-name="None"><text:span text:style-name="T35">.</text:span></text:span></text:p>
            </text:list-item>
            <text:list-item>
              <text:p text:style-name="P14"><text:span text:style-name="None"><text:span text:style-name="T36">Atlassian, Cucumber BDD, PostgreSQL, Hadoop, Hibernate, Scala, Intelli-J IDEA, Git</text:span></text:span><text:span text:style-name="None"><text:span text:style-name="T35">.</text:span></text:span></text:p>
            </text:list-item>
          </text:list>
        </text:list-item>
      </text:list>
      <text:p text:style-name="Text_20_body"/>
      <text:h text:style-name="Heading_20_3" text:outline-level="3"><text:span text:style-name="None"><text:span text:style-name="T29">2/1/2010-12/31/2013 Senior Software Engineer, JDA Software Group, Inc. which merged with RedPrairie, Corp. formerly StorePerform, Inc.</text:span></text:span></text:h>
      <text:list xml:id="list135950734866022" text:continue-numbering="true" text:style-name="WW8Num1">
        <text:list-item>
          <text:list>
            <text:list-item>
              <text:p text:style-name="P14"><text:span text:style-name="None"><text:span text:style-name="T36">Project Lead for integration of iOS, Android mobile task system with legacy web-based system</text:span></text:span></text:p>
            </text:list-item>
            <text:list-item>
              <text:p text:style-name="P14"><text:span text:style-name="None"><text:span text:style-name="T36">Tasks roughly are E-mail messages enhanced for distributing and tracking business actions.</text:span></text:span></text:p>
            </text:list-item>
            <text:list-item>
              <text:p text:style-name="P14"><text:span text:style-name="None"><text:span text:style-name="T36">Customers included Fortune-500 companies. Scalability, performance were significant.</text:span></text:span></text:p>
            </text:list-item>
            <text:list-item>
              <text:p text:style-name="P14"><text:span text:style-name="None"><text:span text:style-name="T36">Technologies: OSGi, Gradle, Git, and Sql Server, Git, Mercurial, Subversion, CVS</text:span></text:span><text:span text:style-name="None"><text:span text:style-name="T35">.</text:span></text:span></text:p>
            </text:list-item>
            <text:list-item>
              <text:p text:style-name="P14"><text:span text:style-name="None"><text:span text:style-name="T36">Extended and maintained legacy J2EE web-based task management system.</text:span></text:span></text:p>
            </text:list-item>
          </text:list>
        </text:list-item>
      </text:list>
      <text:p text:style-name="Text_20_body"/>
      <text:h text:style-name="Heading_20_3" text:outline-level="3"><text:span text:style-name="None"><text:span text:style-name="T29">2008-2009 Independent Software Development Consultant &amp; Sun Java Consultant</text:span></text:span></text:h>
      <text:list xml:id="list135950881010763" text:continue-numbering="true" text:style-name="WW8Num1">
        <text:list-item>
          <text:list>
            <text:list-item>
              <text:p text:style-name="P14"><text:span text:style-name="None"><text:span text:style-name="T36">Extended and maintained a JEE merchandise inventory system with MySQL DB, Java, Spring</text:span></text:span><text:span text:style-name="None"><text:span text:style-name="T35">.</text:span></text:span></text:p>
            </text:list-item>
            <text:list-item>
              <text:p text:style-name="P14"><text:span text:style-name="None"><text:span text:style-name="T36">Customers: AmDocs, Etilize, Bell South, eBay, Frontier Airlines, Skyway</text:span></text:span></text:p>
            </text:list-item>
          </text:list>
        </text:list-item>
      </text:list>
      <text:p text:style-name="Text_20_body"/>
      <text:h text:style-name="Heading_20_3" text:outline-level="3"><text:span text:style-name="None"><text:span text:style-name="T29">2007 Chief Operation Officer, Evolution Hosting, Inc.</text:span></text:span></text:h>
      <text:list xml:id="list135950786588798" text:continue-numbering="true" text:style-name="WW8Num1">
        <text:list-item>
          <text:list>
            <text:list-item>
              <text:p text:style-name="P14"><text:span text:style-name="None"><text:span text:style-name="T36">Viawest data center Linux servers for J2EE applications with Java management software, Java, Linux, VMware, Zen, Amazon Web Services</text:span></text:span><text:span text:style-name="None"><text:span text:style-name="T35">.</text:span></text:span></text:p>
            </text:list-item>
            <text:list-item>
              <text:p text:style-name="P14"><text:span text:style-name="None"><text:span text:style-name="T36">Large number of customers including Crocks, Wells Fargo, and Hunter Douglass, among others.</text:span></text:span></text:p>
            </text:list-item>
          </text:list>
        </text:list-item>
      </text:list>
      <text:p text:style-name="Text_20_body"/>
      <text:h text:style-name="Heading_20_3" text:outline-level="3"><text:span text:style-name="None"><text:span text:style-name="T29">2004-2007 Independent Software Development Consultant &amp; Sun Java Consultant</text:span></text:span></text:h>
      <text:list xml:id="list135950951029547" text:continue-numbering="true" text:style-name="WW8Num1">
        <text:list-item>
          <text:list>
            <text:list-item>
              <text:p text:style-name="P14"><text:span text:style-name="None"><text:span text:style-name="T36">Created NIO client with could reach 100 Mb/s scale message rates.</text:span></text:span></text:p>
            </text:list-item>
            <text:list-item>
              <text:p text:style-name="P14"><text:span text:style-name="None"><text:span text:style-name="T36">Created new web sites, Java</text:span></text:span><text:span text:style-name="None"><text:span text:style-name="T35">.</text:span></text:span></text:p>
            </text:list-item>
            <text:list-item>
              <text:p text:style-name="P14"><text:span text:style-name="None"><text:span text:style-name="T36">Consulted at eBay, Frontier Airlines, Bell South, Skyway representing Sun Microsystems, Inc.</text:span></text:span></text:p>
            </text:list-item>
          </text:list>
        </text:list-item>
      </text:list>
      <text:p text:style-name="Text_20_body"><text:soft-page-break/></text:p>
      <text:h text:style-name="Heading_20_3" text:outline-level="3"><text:span text:style-name="None"><text:span text:style-name="T29">2002-2004 Senior Software Architect</text:span></text:span><text:span text:style-name="None"><text:span text:style-name="T31">, Packexpo, Inc.</text:span></text:span></text:h>
      <text:list xml:id="list135950641923443" text:continue-numbering="true" text:style-name="WW8Num1">
        <text:list-item>
          <text:list>
            <text:list-item>
              <text:p text:style-name="P14"><text:span text:style-name="None"><text:span text:style-name="T36">Created a reporting systems for packaging advertising services.</text:span></text:span></text:p>
            </text:list-item>
            <text:list-item>
              <text:p text:style-name="P14"><text:span text:style-name="None"><text:span text:style-name="T36">Maintained packaging advertising web site.</text:span></text:span></text:p>
            </text:list-item>
            <text:list-item>
              <text:p text:style-name="P14"><text:span text:style-name="None"><text:span text:style-name="T36">Technologies: JBoss, Linux, MySQL, Intelli-J, BeanShell, JSP, Lzop'ed data stream for large DB backups over NFS mounts, Java, Groovy</text:span></text:span><text:span text:style-name="None"><text:span text:style-name="T35">.</text:span></text:span></text:p>
            </text:list-item>
          </text:list>
        </text:list-item>
      </text:list>
      <text:p text:style-name="Text_20_body"/>
      <text:h text:style-name="Heading_20_3" text:outline-level="3"><text:span text:style-name="None"><text:span text:style-name="T32">1999-2002 Java Consultant</text:span></text:span><text:span text:style-name="None"><text:span text:style-name="T29">, Sun Java Center, Sun Microsystems, Inc.</text:span></text:span></text:h>
      <text:list xml:id="list135950183574225" text:continue-numbering="true" text:style-name="WW8Num1">
        <text:list-item>
          <text:list>
            <text:list-item>
              <text:p text:style-name="P14"><text:span text:style-name="None"><text:span text:style-name="T36">Represented Sun for RUP, UP, SunTone, OOA&amp;D mentoring and J2EE coding, Java, SCCS, Teamware, RCS, Solaris, Java</text:span></text:span><text:span text:style-name="None"><text:span text:style-name="T35">.</text:span></text:span></text:p>
            </text:list-item>
            <text:list-item>
              <text:p text:style-name="P14"><text:span text:style-name="None"><text:span text:style-name="T38">Consulted at Citigroup, Vanguard Fiduciary Trust, Credit Suisse.</text:span></text:span></text:p>
            </text:list-item>
            <text:list-item>
              <text:p text:style-name="P14"><text:span text:style-name="None"><text:span text:style-name="T36">Performed an Architecture Assessment recommending SOA and JEE which later was followed as advised.</text:span></text:span></text:p>
            </text:list-item>
          </text:list>
        </text:list-item>
      </text:list>
      <text:p text:style-name="Text_20_body"/>
      <text:h text:style-name="Heading_20_3" text:outline-level="3"><text:span text:style-name="None"><text:span text:style-name="T29">1998-1999 Java Developer, Sun Educational Services, Sun Microsystems, Inc.</text:span></text:span></text:h>
      <text:list xml:id="list135950673560629" text:continue-numbering="true" text:style-name="WW8Num1">
        <text:list-item>
          <text:list>
            <text:list-item>
              <text:p text:style-name="P14"><text:span text:style-name="None"><text:span text:style-name="T36">Created web-based and Swing computer assisted training systems.</text:span></text:span></text:p>
            </text:list-item>
            <text:list-item>
              <text:p text:style-name="P14"><text:span text:style-name="None"><text:span text:style-name="T36">Improved the performance of our custom pseudo-recursive-descent parser template engine by adding caching of parser results and by altering the parsing algorithm.</text:span></text:span></text:p>
            </text:list-item>
          </text:list>
        </text:list-item>
      </text:list>
      <text:p text:style-name="Text_20_body"/>
      <text:h text:style-name="Heading_20_2" text:outline-level="2"><text:span text:style-name="None"><text:span text:style-name="T39">Education, Certifications, Patents</text:span></text:span></text:h>
      <text:list text:continue-numbering="true" text:style-name="WW8Num1">
        <text:list-item>
          <text:list>
            <text:list-item>
              <text:p text:style-name="P14"><text:span text:style-name="None"><text:span text:style-name="T36">AWS Certified Developer </text:span></text:span><text:span text:style-name="None"><text:span text:style-name="T37">(in progress)</text:span></text:span></text:p>
            </text:list-item>
            <text:list-item>
              <text:p text:style-name="P14"><text:span text:style-name="None"><text:span text:style-name="T36">Sun Certified Java Developer</text:span></text:span></text:p>
            </text:list-item>
            <text:list-item>
              <text:p text:style-name="P14"><text:span text:style-name="None"><text:span text:style-name="T36">Sun Certified Java Programmer</text:span></text:span></text:p>
            </text:list-item>
            <text:list-item>
              <text:p text:style-name="P14"><text:span text:style-name="None"><text:span text:style-name="T26">Patent:</text:span></text:span><text:span text:style-name="None"><text:span text:style-name="T25"> </text:span></text:span><text:a xlink:type="simple" xlink:href="http://www.patentgenius.com/patent/6907423.html" text:style-name="Internet_20_link" text:visited-style-name="Visited_20_Internet_20_Link"><text:span text:style-name="Hyperlink.1">#6907423</text:span></text:a><text:span text:style-name="None"><text:span text:style-name="T25"> </text:span></text:span><text:span text:style-name="None"><text:span text:style-name="T26">Search engine interface and method of controlling client searches</text:span></text:span></text:p>
            </text:list-item>
            <text:list-item>
              <text:p text:style-name="P17"><text:span text:style-name="None"><text:span text:style-name="T36">B.S. Computer Science, University of Colorado at Boulder</text:span></text:span></text:p>
            </text:list-item>
            <text:list-item>
              <text:p text:style-name="P17"><text:span text:style-name="None"><text:span text:style-name="T36">Attended the United States Military Academy at West Point</text:span></text:span></text:p>
            </text:list-item>
          </text:list>
        </text:list-item>
      </text:list>
      <text:p text:style-name="P10"><text:span text:style-name="None"><text:span text:style-name="T3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ans-serif" style:font-family-generic="swiss"/>
    <style:font-face style:name="Courier New" svg:font-family="'Courier New'" style:font-family-generic="modern"/>
    <style:font-face style:name="Helvetica Neue" svg:font-family="'Helvetica Neue'"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family-generic="decorative"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erif" style:font-family-generic="roman"/>
    <style:font-face style:name="Times1" svg:font-family="Times"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default-outline-level="" style:class="text">
      <style:paragraph-properties fo:margin-left="0in" fo:margin-right="0in" fo:margin-top="0in" fo:margin-bottom="0.0835in" style:contextual-spacing="false" fo:line-height="100%" fo:text-align="justify" style:justify-single-word="false" fo:keep-together="auto" fo:orphans="0" fo:widows="0" fo:hyphenation-ladder-count="no-limit" fo:text-indent="0in" style:auto-text-indent="false" fo:break-before="auto" fo:break-after="auto" fo:keep-with-next="auto"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true"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text-emphasize="none"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next-style-name="Text_20_body" style:default-outline-level="2" style:class="text">
      <style:paragraph-properties fo:margin-left="0.4in" fo:margin-right="0in" fo:margin-top="0.1665in" fo:margin-bottom="0.0835in" style:contextual-spacing="false" fo:line-height="100%" fo:text-align="start" style:justify-single-word="false" fo:keep-together="auto" fo:orphans="0" fo:widows="0" fo:hyphenation-ladder-count="no-limit" fo:text-indent="-0.4in" style:auto-text-indent="false" fo:break-before="auto" fo:break-after="auto" fo:keep-with-next="always" style:writing-mode="lr-tb"/>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4pt" fo:letter-spacing="normal" fo:language="nl" fo:country="NL" fo:font-style="italic" style:text-underline-style="none" fo:font-weight="bold" style:letter-kerning="true" style:font-name-asian="Arial Unicode MS" style:font-family-asian="'Arial Unicode MS'" style:font-family-generic-asian="swiss" style:font-size-asian="14pt" style:font-style-asian="italic" style:font-weight-asian="bold" style:font-name-complex="Arial Unicode MS" style:font-family-complex="'Arial Unicode MS'" style:font-family-generic-complex="swiss" style:font-size-complex="14pt" style:font-style-complex="italic" style:font-weight-complex="bold" style:text-emphasize="none" fo:hyphenate="tru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next-style-name="Text_20_body" style:default-outline-level="3" style:class="text">
      <style:paragraph-properties fo:margin-left="0.5in" fo:margin-right="0in" fo:margin-top="0.1665in" fo:margin-bottom="0.0835in" style:contextual-spacing="false" fo:line-height="100%" fo:text-align="start" style:justify-single-word="false" fo:keep-together="auto" fo:orphans="0" fo:widows="0" fo:hyphenation-ladder-count="no-limit" fo:text-indent="-0.5in" style:auto-text-indent="false" fo:break-before="auto" fo:break-after="auto" fo:keep-with-next="always" style:writing-mode="lr-tb"/>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4pt" fo:letter-spacing="normal" fo:language="en" fo:country="US" fo:font-style="normal" style:text-underline-style="none" fo:font-weight="bold" style:letter-kerning="true" style:font-name-asian="Arial Unicode MS" style:font-family-asian="'Arial Unicode MS'" style:font-family-generic-asian="swiss" style:font-size-asian="14pt" style:font-style-asian="normal" style:font-weight-asian="bold" style:font-name-complex="Arial Unicode MS" style:font-family-complex="'Arial Unicode MS'" style:font-family-generic-complex="swiss" style:font-size-complex="14pt" style:font-style-complex="normal" style:font-weight-complex="bold" style:text-emphasize="none" fo:hyphenate="true" fo:hyphenation-remain-char-count="2" fo:hyphenation-push-char-count="2" loext:hyphenation-no-caps="false" loext:hyphenation-no-last-word="false" loext:hyphenation-word-char-count="no-limit" loext:hyphenation-zone="no-limit"/>
    </style:style>
    <style:style style:name="Header_20__26__20_Footer" style:display-name="Header &amp; Footer" style:family="paragraph" style:default-outline-level="">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loext:opacity="100%" style:text-outline="false" style:text-line-through-style="none" style:text-line-through-type="none" style:text-position="0% 100%" style:font-name="Helvetica Neue" fo:font-family="'Helvetica Neue'" style:font-family-generic="swiss" fo:font-size="12pt" fo:letter-spacing="normal" fo:font-style="normal" style:text-underline-style="none" fo:font-weight="normal" style:letter-kerning="false" style:font-name-asian="Arial Unicode MS" style:font-family-asian="'Arial Unicode MS'" style:font-family-generic-asian="swiss" style:font-size-asian="12pt" style:font-style-asian="normal" style:font-weight-asian="normal" style:font-name-complex="Arial Unicode MS" style:font-family-complex="'Arial Unicode MS'" style:font-family-generic-complex="swiss" style:font-size-complex="12pt" style:font-style-complex="normal" style:font-weight-complex="normal" style:text-emphasize="none"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style:paragraph-properties fo:margin-left="0in" fo:margin-right="0in" fo:margin-top="0in" fo:margin-bottom="0in" style:contextual-spacing="false" fo:line-height="100%" fo:text-align="start" style:justify-single-word="false" fo:keep-together="auto" fo:orphans="0" fo:widows="0" fo:hyphenation-ladder-count="no-limit" fo:text-indent="0in" style:auto-text-indent="false" fo:break-before="auto" fo:break-after="auto" fo:keep-with-next="auto"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true" style:font-name-asian="Arial Unicode MS" style:font-family-asian="'Arial Unicode MS'" style:font-family-generic-asian="swiss" style:font-size-asian="12pt" style:font-style-asian="normal" style:font-weight-asian="normal" style:font-name-complex="Arial Unicode MS" style:font-family-complex="'Arial Unicode MS'" style:font-family-generic-complex="swiss" style:font-size-complex="12pt" style:font-style-complex="normal" style:font-weight-complex="normal" style:text-emphasize="none"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default-outline-level="" style:class="extra">
      <style:paragraph-properties fo:margin-left="0in" fo:margin-right="0in" fo:margin-top="0in" fo:margin-bottom="0in" style:contextual-spacing="false" fo:line-height="100%" fo:text-align="center" style:justify-single-word="false" fo:keep-together="auto" fo:orphans="0" fo:widows="0" fo:hyphenation-ladder-count="no-limit" fo:text-indent="0in" style:auto-text-indent="false" fo:break-before="auto" fo:break-after="auto" fo:keep-with-next="auto" style:writing-mode="lr-tb"/>
      <style:text-properties fo:font-variant="normal" fo:text-transform="none" fo:color="#000000" loext:opacity="100%" style:text-outline="false" style:text-line-through-style="none" style:text-line-through-type="none" style:text-position="0% 100%" style:font-name="Times1" fo:font-family="Times" style:font-family-generic="roman" fo:font-size="12pt" fo:letter-spacing="normal" fo:language="en" fo:country="US" fo:font-style="normal" style:text-underline-style="none" fo:font-weight="bold" style:letter-kerning="true" style:font-name-asian="Arial Unicode MS" style:font-family-asian="'Arial Unicode MS'" style:font-family-generic-asian="swiss" style:font-size-asian="12pt" style:font-style-asian="normal" style:font-weight-asian="bold" style:font-name-complex="Arial Unicode MS" style:font-family-complex="'Arial Unicode MS'" style:font-family-generic-complex="swiss" style:font-size-complex="12pt" style:font-style-complex="normal" style:font-weight-complex="bold" style:text-emphasize="none"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style:style>
    <style:style style:name="WW8Num1z0" style:family="text">
      <style:text-properties fo:font-variant="normal" fo:text-transform="none" style:text-outline="false" style:text-line-through-style="none" style:text-line-through-type="none" style:text-position="0% 100%" fo:letter-spacing="normal" style:letter-kerning="false" fo:background-color="#ffffff" style:font-name-complex="Arial Unicode MS" style:font-family-complex="'Arial Unicode MS'" style:font-family-generic-complex="swiss" style:text-emphasize="none" style:text-scale="100%"/>
    </style:style>
    <style:style style:name="WW8Num2z0" style:family="text">
      <style:text-properties fo:font-variant="normal" fo:text-transform="none" style:text-outline="false" style:text-line-through-style="none" style:text-line-through-type="none" style:text-position="0% 100%" fo:letter-spacing="normal" style:letter-kerning="false" fo:background-color="#ffffff" style:font-name-complex="Arial Unicode MS" style:font-family-complex="'Arial Unicode MS'" style:font-family-generic-complex="swiss" style:text-emphasize="none" style:text-scale="100%"/>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None" style:family="text"/>
    <style:style style:name="Hyperlink.0" style:family="text" style:parent-style-name="None">
      <style:text-properties fo:color="#000080" loext:opacity="100%" style:font-name="Times New Roman" fo:font-family="'Times New Roman'" style:font-family-generic="roman" style:font-pitch="variable" fo:font-size="10pt" style:text-underline-style="solid" style:text-underline-width="auto" style:text-underline-color="#000080"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text-emphasize="none"/>
    </style:style>
    <style:style style:name="Hyperlink.1" style:family="text" style:parent-style-name="None">
      <style:text-properties fo:font-variant="normal" fo:text-transform="none" fo:color="#000000" loext:opacity="100%" style:font-name="Times New Roman1" fo:font-family="'Times New Roman', serif" style:font-family-generic="roman" fo:letter-spacing="normal" style:text-underline-style="solid" style:text-underline-width="auto" style:text-underline-color="#000000" style:font-name-asian="Times New Roman1" style:font-family-asian="'Times New Roman', serif" style:font-family-generic-asian="roman" style:font-name-complex="Times New Roman1" style:font-family-complex="'Times New Roman', 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complex="zxx" style:country-complex="none"/>
    </style:style>
    <style:style style:name="WW8Num18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8z1" style:family="text">
      <style:text-properties style:font-name="OpenSymbol1" fo:font-family="OpenSymbol, 'Arial Unicode MS'" style:font-charset="x-symbol" style:font-name-complex="OpenSymbol1" style:font-family-complex="OpenSymbol, 'Arial Unicode MS'" style:font-charset-complex="x-symbol"/>
    </style:style>
    <style:style style:name="WW8Num3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3z1" style:family="text">
      <style:text-properties style:font-name="OpenSymbol1" fo:font-family="OpenSymbol, 'Arial Unicode MS'" style:font-charset="x-symbol" style:font-name-complex="OpenSymbol1" style:font-family-complex="OpenSymbol, 'Arial Unicode MS'" style:font-charset-complex="x-symbol"/>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7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7z1" style:family="text">
      <style:text-properties style:font-name="OpenSymbol1" fo:font-family="OpenSymbol, 'Arial Unicode MS'" style:font-charset="x-symbol" style:font-name-complex="OpenSymbol1" style:font-family-complex="OpenSymbol, 'Arial Unicode MS'"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Bullet_20_Symbols"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0.1311in" fo:text-indent="-0.1311in" fo:margin-left="0.1311in"/>
        </style:list-level-properties>
        <style:text-properties style:font-name="Liberation Serif"/>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0.548in" fo:text-indent="-0.1311in" fo:margin-left="0.548in"/>
        </style:list-level-properties>
        <style:text-properties style:font-name="Liberation Serif"/>
      </text:list-level-style-bullet>
      <text:list-level-style-bullet text:level="3" text:style-name="WW8Num1z0" loext:num-list-format="%3%." style:num-suffix="." text:bullet-char="•">
        <style:list-level-properties text:list-level-position-and-space-mode="label-alignment">
          <style:list-level-label-alignment text:label-followed-by="listtab" text:list-tab-stop-position="0.9646in" fo:text-indent="-0.1311in" fo:margin-left="0.9646in"/>
        </style:list-level-properties>
        <style:text-properties style:font-name="Liberation Serif"/>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1.3811in" fo:text-indent="-0.1311in" fo:margin-left="1.3811in"/>
        </style:list-level-properties>
        <style:text-properties style:font-name="Liberation Serif"/>
      </text:list-level-style-bullet>
      <text:list-level-style-bullet text:level="5" text:style-name="WW8Num1z0" loext:num-list-format="%5%." style:num-suffix="." text:bullet-char="•">
        <style:list-level-properties text:list-level-position-and-space-mode="label-alignment">
          <style:list-level-label-alignment text:label-followed-by="listtab" text:list-tab-stop-position="1.798in" fo:text-indent="-0.1311in" fo:margin-left="1.798in"/>
        </style:list-level-properties>
        <style:text-properties style:font-name="Liberation Serif"/>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2.2146in" fo:text-indent="-0.1311in" fo:margin-left="2.2146in"/>
        </style:list-level-properties>
        <style:text-properties style:font-name="Liberation Serif"/>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2.6311in" fo:text-indent="-0.1311in" fo:margin-left="2.6311in"/>
        </style:list-level-properties>
        <style:text-properties style:font-name="Liberation Serif"/>
      </text:list-level-style-bullet>
      <text:list-level-style-bullet text:level="8" text:style-name="WW8Num1z0" loext:num-list-format="%8%." style:num-suffix="." text:bullet-char="•">
        <style:list-level-properties text:list-level-position-and-space-mode="label-alignment">
          <style:list-level-label-alignment text:label-followed-by="listtab" text:list-tab-stop-position="3.048in" fo:text-indent="-0.1311in" fo:margin-left="3.048in"/>
        </style:list-level-properties>
        <style:text-properties style:font-name="Liberation Serif"/>
      </text:list-level-style-bullet>
      <text:list-level-style-bullet text:level="9" text:style-name="WW8Num1z0" loext:num-list-format="%9%." style:num-suffix="." text:bullet-char="•">
        <style:list-level-properties text:list-level-position-and-space-mode="label-alignment">
          <style:list-level-label-alignment text:label-followed-by="listtab" text:list-tab-stop-position="3.4646in" fo:text-indent="-0.1311in" fo:margin-left="3.4646in"/>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1311in" fo:text-indent="-0.1311in" fo:margin-left="0.1311in"/>
        </style:list-level-properties>
        <style:text-properties style:font-name="Liberation Serif"/>
      </text:list-level-style-bullet>
      <text:list-level-style-bullet text:level="2" text:style-name="WW8Num2z0" loext:num-list-format="%2%." style:num-suffix="." text:bullet-char="•">
        <style:list-level-properties text:list-level-position-and-space-mode="label-alignment">
          <style:list-level-label-alignment text:label-followed-by="listtab" text:list-tab-stop-position="0.548in" fo:text-indent="-0.1311in" fo:margin-left="0.548in"/>
        </style:list-level-properties>
        <style:text-properties style:font-name="Liberation Serif"/>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0.9646in" fo:text-indent="-0.1311in" fo:margin-left="0.9646in"/>
        </style:list-level-properties>
        <style:text-properties style:font-name="Liberation Serif"/>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3811in" fo:text-indent="-0.1311in" fo:margin-left="1.3811in"/>
        </style:list-level-properties>
        <style:text-properties style:font-name="Liberation Serif"/>
      </text:list-level-style-bullet>
      <text:list-level-style-bullet text:level="5" text:style-name="WW8Num2z0" loext:num-list-format="%5%." style:num-suffix="." text:bullet-char="•">
        <style:list-level-properties text:list-level-position-and-space-mode="label-alignment">
          <style:list-level-label-alignment text:label-followed-by="listtab" text:list-tab-stop-position="1.798in" fo:text-indent="-0.1311in" fo:margin-left="1.798in"/>
        </style:list-level-properties>
        <style:text-properties style:font-name="Liberation Serif"/>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2.2146in" fo:text-indent="-0.1311in" fo:margin-left="2.2146in"/>
        </style:list-level-properties>
        <style:text-properties style:font-name="Liberation Serif"/>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6311in" fo:text-indent="-0.1311in" fo:margin-left="2.6311in"/>
        </style:list-level-properties>
        <style:text-properties style:font-name="Liberation Serif"/>
      </text:list-level-style-bullet>
      <text:list-level-style-bullet text:level="8" text:style-name="WW8Num2z0" loext:num-list-format="%8%." style:num-suffix="." text:bullet-char="•">
        <style:list-level-properties text:list-level-position-and-space-mode="label-alignment">
          <style:list-level-label-alignment text:label-followed-by="listtab" text:list-tab-stop-position="3.048in" fo:text-indent="-0.1311in" fo:margin-left="3.048in"/>
        </style:list-level-properties>
        <style:text-properties style:font-name="Liberation Serif"/>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3.4646in" fo:text-indent="-0.1311in" fo:margin-left="3.4646in"/>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style>
    <style:page-layout style:name="Mpm1">
      <style:page-layout-properties fo:page-width="8.5in" fo:page-height="11in" style:num-format="1" style:print-orientation="landscape" fo:margin-top="0in" fo:margin-bottom="0in" fo:margin-left="0.7874in" fo:margin-right="0.7874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7874in" fo:margin-left="0in" fo:margin-right="0in" fo:margin-top="0.7484in" style:dynamic-spacing="true"/>
      </style:footer-style>
    </style:page-layout>
    <style:page-layout style:name="Mpm2">
      <style:page-layout-properties fo:page-width="11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MacOSX_X86_64 LibreOffice_project/bffef4ea93e59bebbeaf7f431bb02b1a39ee8a59</meta:generator>
    <dc:date>2024-08-03T13:59:48.995079896</dc:date>
    <meta:editing-duration>PT2H5M41S</meta:editing-duration>
    <meta:editing-cycles>79</meta:editing-cycles>
    <dc:creator>Tiffany Timbric</dc:creator>
    <meta:print-date>2024-07-08T09:50:59.612920406</meta:print-date>
    <meta:printed-by>PDF files: Tiffany Timbric</meta:printed-by>
    <meta:document-statistic meta:table-count="0" meta:image-count="0" meta:object-count="0" meta:page-count="4" meta:paragraph-count="75" meta:word-count="1043" meta:character-count="7766" meta:non-whitespace-character-count="6837"/>
  </office:meta>
</office:document-meta>
</file>